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 style:list-style-name="L1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fill-color="#ffffff" draw:auto-grow-height="true" fo:min-height="3.177cm"/>
    </style:style>
    <style:style style:name="pr7" style:family="presentation" style:parent-style-name="Default-outline1">
      <style:graphic-properties draw:fill-color="#ffffff" draw:auto-grow-height="true" fo:min-height="12.574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outline1" style:list-style-name="L5">
      <style:graphic-properties draw:stroke="none" draw:fill="none" draw:fill-color="#bbe0e3" draw:textarea-horizontal-align="left" draw:textarea-vertical-align="top" draw:auto-grow-height="true" draw:auto-grow-width="false" fo:min-height="13.583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11" style:family="presentation" style:parent-style-name="Default-notes">
      <style:graphic-properties draw:fill-color="#ffffff" draw:auto-grow-height="true" fo:min-height="11.432cm"/>
    </style:style>
    <style:style style:name="pr12" style:family="presentation" style:parent-style-name="Default-subtitle">
      <style:graphic-properties draw:stroke="none" draw:fill="none" draw:fill-color="#bbe0e3" fo:min-height="4.87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fo:text-align="center" text:enable-numbering="false" fo:text-indent="0cm"/>
    </style:style>
    <style:style style:name="P4" style:family="paragraph">
      <style:paragraph-properties fo:margin-left="0cm" fo:margin-right="0cm" fo:margin-top="0.282cm" fo:margin-bottom="0cm" fo:text-align="center" text:enable-numbering="false" fo:text-indent="0cm" style:writing-mode="lr-tb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2.063cm" fo:margin-right="0cm" fo:margin-top="0.246cm" fo:margin-bottom="0cm" text:enable-numbering="true" fo:text-indent="-0.793cm"/>
    </style:style>
    <style:style style:name="P7" style:family="paragraph">
      <style:paragraph-properties fo:margin-left="0.952cm" fo:margin-right="0cm" fo:margin-top="0.158cm" fo:margin-bottom="0cm" fo:line-height="80%" text:enable-numbering="true" fo:text-indent="-0.952cm"/>
    </style:style>
    <style:style style:name="P8" style:family="paragraph">
      <style:paragraph-properties fo:margin-left="2.063cm" fo:margin-right="0cm" fo:margin-top="0.141cm" fo:margin-bottom="0cm" fo:line-height="80%" text:enable-numbering="true" fo:text-indent="-0.793cm"/>
    </style:style>
    <style:style style:name="P9" style:family="paragraph">
      <style:paragraph-properties fo:margin-left="3.175cm" fo:margin-right="0cm" fo:margin-top="0.123cm" fo:margin-bottom="0cm" fo:line-height="80%" text:enable-numbering="true" fo:text-indent="-0.635cm"/>
    </style:style>
    <style:style style:name="P10" style:family="paragraph">
      <style:paragraph-properties fo:margin-left="4.445cm" fo:margin-right="0cm" fo:margin-top="0.105cm" fo:margin-bottom="0cm" fo:line-height="80%" text:enable-numbering="true" fo:text-indent="-0.635cm"/>
    </style:style>
    <style:style style:name="P11" style:family="paragraph">
      <style:paragraph-properties fo:margin-left="0.952cm" fo:margin-right="0cm" fo:margin-top="0.141cm" fo:margin-bottom="0cm" fo:line-height="80%" text:enable-numbering="false" fo:text-indent="-0.952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.952cm" fo:margin-right="0cm" fo:text-indent="-0.952cm"/>
    </style:style>
    <style:style style:name="P14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5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6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7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18" style:family="paragraph">
      <style:paragraph-properties fo:margin-left="2.063cm" fo:margin-right="0cm" fo:margin-top="0.176cm" fo:margin-bottom="0cm" fo:line-height="90%" text:enable-numbering="false" fo:text-indent="-0.793cm"/>
    </style:style>
    <style:style style:name="P19" style:family="paragraph">
      <style:paragraph-properties fo:margin-left="0.952cm" fo:margin-right="0cm" fo:margin-top="0.211cm" fo:margin-bottom="0cm" text:enable-numbering="true" fo:text-indent="-0.952cm"/>
    </style:style>
    <style:style style:name="P20" style:family="paragraph">
      <style:paragraph-properties fo:margin-left="2.063cm" fo:margin-right="0cm" fo:margin-top="0.176cm" fo:margin-bottom="0cm" text:enable-numbering="true" fo:text-indent="-0.793cm"/>
    </style:style>
    <style:style style:name="P21" style:family="paragraph">
      <style:paragraph-properties fo:margin-left="0.952cm" fo:margin-right="0cm" fo:margin-top="0.176cm" fo:margin-bottom="0cm" text:enable-numbering="false" fo:text-indent="-0.952cm"/>
    </style:style>
    <style:style style:name="P22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23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24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25" style:family="paragraph">
      <style:paragraph-properties fo:margin-left="1.27cm" fo:margin-right="0cm" fo:margin-top="0.176cm" fo:margin-bottom="0cm" fo:line-height="80%" text:enable-numbering="true" fo:text-indent="-1.27cm"/>
    </style:style>
    <style:style style:name="P26" style:family="paragraph">
      <style:paragraph-properties fo:margin-left="2.328cm" fo:margin-right="0cm" fo:margin-top="0.158cm" fo:margin-bottom="0cm" fo:line-height="80%" text:enable-numbering="true" fo:text-indent="-1.058cm"/>
    </style:style>
    <style:style style:name="P27" style:family="paragraph">
      <style:paragraph-properties fo:margin-left="3.492cm" fo:margin-right="0cm" fo:margin-top="0.141cm" fo:margin-bottom="0cm" fo:line-height="80%" text:enable-numbering="true" fo:text-indent="-0.952cm"/>
    </style:style>
    <style:style style:name="P28" style:family="paragraph">
      <style:paragraph-properties fo:margin-left="2.328cm" fo:margin-right="0cm" fo:margin-top="0.158cm" fo:margin-bottom="0cm" fo:line-height="80%" text:enable-numbering="false" fo:text-indent="-1.058cm"/>
    </style:style>
    <style:style style:name="P29" style:family="paragraph">
      <style:paragraph-properties fo:margin-left="1.27cm" fo:margin-right="0cm" fo:margin-top="0.176cm" fo:margin-bottom="0cm" fo:line-height="80%" text:enable-numbering="true" fo:text-indent="-1.27cm" style:writing-mode="lr-tb"/>
    </style:style>
    <style:style style:name="P30" style:family="paragraph">
      <style:paragraph-properties fo:margin-left="0cm" fo:margin-right="0cm" fo:margin-top="0.396cm" fo:margin-bottom="0cm" text:enable-numbering="false" fo:text-indent="0cm"/>
    </style:style>
    <style:style style:name="P31" style:family="paragraph">
      <style:paragraph-properties fo:margin-left="0.952cm" fo:margin-right="0cm" fo:margin-top="0.141cm" fo:margin-bottom="0cm" fo:line-height="80%" text:enable-numbering="true" fo:text-indent="-0.952cm"/>
    </style:style>
    <style:style style:name="P32" style:family="paragraph">
      <style:paragraph-properties fo:margin-left="2.063cm" fo:margin-right="0cm" fo:margin-top="0cm" fo:margin-bottom="0cm" fo:line-height="80%" text:enable-numbering="true" fo:text-indent="-0.793cm"/>
    </style:style>
    <style:style style:name="P33" style:family="paragraph">
      <style:paragraph-properties fo:margin-left="2.063cm" fo:margin-right="0cm" fo:margin-top="0.123cm" fo:margin-bottom="0cm" fo:line-height="80%" text:enable-numbering="true" fo:text-indent="-0.793cm"/>
    </style:style>
    <style:style style:name="P34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35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36" style:family="paragraph">
      <style:paragraph-properties fo:margin-left="0.952cm" fo:margin-right="0cm" fo:margin-top="0.282cm" fo:margin-bottom="0cm" text:enable-numbering="false" fo:text-indent="-0.952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color="#ff0000" fo:font-size="16pt" fo:language="en" fo:country="US" style:font-size-asian="16pt" style:font-size-complex="16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ize-complex="14pt"/>
    </style:style>
    <style:style style:name="T10" style:family="text">
      <style:text-properties fo:color="#ff0000" fo:font-size="18pt" fo:language="en" fo:country="US" style:font-size-asian="18pt" style:font-size-complex="18pt"/>
    </style:style>
    <style:style style:name="T11" style:family="text">
      <style:text-properties fo:font-size="40pt" fo:language="en" fo:country="US" style:font-size-asian="40pt" style:font-size-complex="40pt"/>
    </style:style>
    <style:style style:name="T12" style:family="text">
      <style:text-properties fo:font-size="28pt" fo:language="en" fo:country="US" style:font-size-asian="28pt" style:font-size-complex="28pt"/>
    </style:style>
    <style:style style:name="T13" style:family="text">
      <style:text-properties fo:color="#ff0000" fo:font-size="28pt" fo:language="en" fo:country="US" style:font-size-asian="28pt" style:font-size-complex="28pt"/>
    </style:style>
    <style:style style:name="T14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5" style:family="text">
      <style:text-properties fo:font-size="24pt" fo:language="en" fo:country="US" style:font-size-asian="24pt" style:font-size-complex="24pt"/>
    </style:style>
    <style:style style:name="T16" style:family="text">
      <style:text-properties fo:color="#009999" fo:font-size="24pt" fo:language="en" fo:country="US" style:font-size-asian="24pt" style:font-size-complex="24pt"/>
    </style:style>
    <style:style style:name="T17" style:family="text">
      <style:text-properties fo:color="#00cc00" fo:font-size="24pt" fo:language="en" fo:country="US" style:font-size-asian="24pt" style:font-size-complex="24pt"/>
    </style:style>
    <style:style style:name="T18" style:family="text">
      <style:text-properties fo:font-size="20pt" fo:language="en" fo:country="US" style:font-size-asian="20pt" style:font-size-complex="20pt"/>
    </style:style>
    <style:style style:name="T19" style:family="text"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T20" style:family="text">
      <style:text-properties fo:font-size="24pt" fo:language="en" fo:country="US" fo:font-style="italic" style:font-size-asian="24pt" style:font-size-complex="24pt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9999" fo:font-size="20pt" style:font-size-asian="20pt" style:font-size-complex="20pt"/>
    </style:style>
    <style:style style:name="T25" style:family="text">
      <style:text-properties fo:color="#808080" style:text-position="30% 58%" fo:font-size="20pt" style:font-size-asian="20pt" style:font-size-complex="20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009999" fo:font-size="18pt" style:font-size-asian="18pt" style:font-size-complex="18pt"/>
    </style:style>
    <style:style style:name="T28" style:family="text">
      <style:text-properties fo:color="#808080" style:text-position="30% 58%" fo:font-size="18pt" style:font-size-asian="18pt" style:font-size-complex="18pt"/>
    </style:style>
    <style:style style:name="T29" style:family="text">
      <style:text-properties fo:font-size="18pt" fo:font-style="italic" style:font-size-asian="18pt" style:font-size-complex="18pt"/>
    </style:style>
    <style:style style:name="T30" style:family="text">
      <style:text-properties fo:color="#009999" fo:font-size="18pt" fo:font-style="italic" style:font-size-asian="18pt" style:font-size-complex="18pt"/>
    </style:style>
    <style:style style:name="T3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ff0000"/>
    </style:style>
    <style:style style:name="T34" style:family="text">
      <style:text-properties fo:color="#009999" fo:font-size="14pt" fo:language="en" fo:country="US" style:font-size-asian="14pt" style:font-size-complex="14pt"/>
    </style:style>
    <style:style style:name="T35" style:family="text">
      <style:text-properties fo:color="#000000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)" style:num-format="a">
        <style:list-level-properties text:space-before="1.27cm" text:min-label-width="1.05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">
        <style:list-level-properties text:space-before="2.54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EBNF Change Proposal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EBNF Change Proposal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Scott Boa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ew Test Parser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New Test Parser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Original Intent was to produce parser without altering the grammar source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In practice this proved to difficul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as supposed to be post-CR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Parser NOT part of CR release.</text:span></text:p>
              </text:list-item>
            </text:list>
            <text:list text:style-name="L2">
              <text:list-item>
                <text:p text:style-name="P5"><text:span text:style-name="T2">Parsers now pass all known tests for all grammars.</text:span></text:p>
              </text:list-item>
            </text:list>
            <text:list text:style-name="L2">
              <text:list-item>
                <text:p text:style-name="P5"><text:span text:style-name="T2">XQueryX Translator in Progres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ng Toke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Long Token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Example: &lt;"for" "$"&gt;</text:span></text:p>
              </text:list-item>
            </text:list>
            <text:list text:style-name="L2">
              <text:list-item>
                <text:p text:style-name="P7"><text:span text:style-name="T3">Needed to: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BUG:</text:span><text:span text:style-name="T5"> Distinguish keywords from QNam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6">BUT, only in “states” that have QNames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7">BUT, “states” are not part of our specs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Determine branch choices in gramma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6">Lookahead is </text:span><text:span text:style-name="T8">where</text:span><text:span text:style-name="T6"> you branch, </text:span><text:span text:style-name="T9">some</text:span><text:span text:style-name="T6"> long tokens are </text:span><text:span text:style-name="T8">what</text:span><text:span text:style-name="T6"> is being looked for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3">Affect EBNF structure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Example: (&lt;"empty" "greatest"&gt; | &lt;"empty" "least"&gt;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6">Is better expressed as (“empty” (“greatest” | ”least”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3">ARE NOT NORMATIVE!</text:span></text:p>
              </text:list-item>
            </text:list>
            <text:list text:style-name="L4">
              <text:list-item>
                <text:p text:style-name="P7"><text:span text:style-name="T10">Bug</text:span><text:span text:style-name="T3">: Use of long tokens prevents (: (: nested :) <text:s/>comments :) <text:s/>in the white space of those tokens if matched with Regular Expressions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I’ll be glad to go into deep detail why this bug is so hard to solve with existing parser construction tools!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Short tokens make a lexical state machine even harder and trickier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Though, I admit, not impossible.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2.86cm" svg:height="3.177cm" svg:x="1.27cm" svg:y="0.762cm" presentation:class="title">
          <draw:text-box>
            <text:p text:style-name="P12">Long Tokens Problem Example</text:p>
          </draw:text-box>
        </draw:frame>
        <draw:frame presentation:style-name="pr7" draw:text-style-name="P13" draw:layer="layout" svg:width="22.86cm" svg:height="12.574cm" svg:x="1.27cm" svg:y="4.445cm" presentation:class="outline">
          <draw:text-box>
            <text:list text:style-name="L2">
              <text:list-item>
                <text:p text:style-name="P13">&lt;"declare" "namespace"&gt; Used for look ahead AND to distinguish “declare” as a keyword.</text:p>
              </text:list-item>
            </text:list>
            <text:list text:style-name="L2">
              <text:list-item>
                <text:p text:style-name="P13">&lt;"at" URILiteral&gt; Merely used to distinguish “at” as a keyword in the lexical state coming off of URILiteral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EBNF Change 1: No Angle Bracke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11">EBNF Change 1: No Angle Bracket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4"><text:span text:style-name="T12">CastableExpr ( </text:span><text:span text:style-name="T13">&lt;</text:span><text:span text:style-name="T12">"treat" "as"</text:span><text:span text:style-name="T13">&gt;</text:span><text:span text:style-name="T12"> SequenceType )?</text:span><text:span text:style-name="T12"><text:line-break/></text:span><text:span text:style-name="T12">Becomes:</text:span><text:span text:style-name="T12"><text:line-break/></text:span><text:span text:style-name="T12"> CastableExpr ( "treat" "as" SequenceType )?</text:span><text:span text:style-name="T12"><text:line-break/></text:span><text:span text:style-name="T12"/></text:p>
              </text:list-item>
            </text:list>
            <text:list text:style-name="L2">
              <text:list-item>
                <text:p text:style-name="P14"><text:span text:style-name="T12">Long tokens no longer have an real meaning!</text:span></text:p>
              </text:list-item>
            </text:list>
            <text:list text:style-name="L2">
              <text:list-item>
                <text:p text:style-name="P14"><text:span text:style-name="T12">In any case, they are dependent on lexical states, which are not part of the document, and so should be removed in any case!!!</text:span></text:p>
              </text:list-item>
            </text:list>
            <text:list text:style-name="L2">
              <text:list-item>
                <text:p text:style-name="P14"><text:span text:style-name="T14">Change is not strictly required.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5">Could leave these in, but they’re no longer teste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BNF Change 2: minor reordering of some A | B Construc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11">EBNF Change 2: minor reordering of some A | B Constructs</text:span></text:p>
          </draw:text-box>
        </draw:frame>
        <draw:frame presentation:style-name="pr5" draw:text-style-name="P2" draw:layer="layout" svg:width="22.86cm" svg:height="12.848cm" svg:x="1.27cm" svg:y="4.445cm" presentation:class="outline" presentation:user-transformed="true">
          <draw:text-box>
            <text:list text:style-name="L2">
              <text:list-item>
                <text:p text:style-name="P16"><text:span text:style-name="T15">VersionDecl? (</text:span><text:span text:style-name="T16">MainModule</text:span><text:span text:style-name="T15"> | </text:span><text:span text:style-name="T17">LibraryModule</text:span><text:span text:style-name="T15">)</text:span><text:span text:style-name="T15"><text:line-break/></text:span><text:span text:style-name="T15">becomes:</text:span><text:span text:style-name="T15"><text:line-break/></text:span><text:span text:style-name="T15">VersionDecl? (</text:span><text:span text:style-name="T17">LibraryModule</text:span><text:span text:style-name="T15"> | </text:span><text:span text:style-name="T16">MainModule</text:span><text:span text:style-name="T15"> )</text:span><text:span text:style-name="T15"><text:line-break/></text:span><text:span text:style-name="T15"/></text:p>
              </text:list-item>
            </text:list>
            <text:list text:style-name="L2">
              <text:list-item>
                <text:p text:style-name="P16"><text:span text:style-name="T15">This helps the test parser generation, because, with lookahead, </text:span><text:span text:style-name="T16">MainModule</text:span><text:span text:style-name="T15"> must be tested last, since it contains the “fallback” QName case.</text:span></text:p>
              </text:list-item>
            </text:list>
            <text:list text:style-name="L2">
              <text:list-item>
                <text:p text:style-name="P16"><text:span text:style-name="T15">Clearly A | B Constructs are unordered in EBNF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8">Spec only says: matches A or B <text:s/>but not both.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9">Change not required</text:span><text:span text:style-name="T15">... Could do this ordering for the parser with an attribute and leave the ordering as it was.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8">But why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BNF Change 3: Some local restructur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11">EBNF Change 3: Some local restructuring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9"><text:span text:style-name="T15">(&lt;"declare" "default" "element"&gt; | </text:span><text:span text:style-name="T15"><text:line-break/></text:span><text:span text:style-name="T15">&lt;"declare" "default" "function"&gt;) "namespace" URILiteral</text:span><text:span text:style-name="T15"><text:line-break/></text:span><text:span text:style-name="T20">becomes:</text:span><text:span text:style-name="T20"><text:line-break/></text:span><text:span text:style-name="T15">"declare" "default" ("element" | "function") </text:span><text:span text:style-name="T15"><text:line-break/></text:span><text:span text:style-name="T15">"namespace" URILiteral</text:span></text:p>
              </text:list-item>
            </text:list>
            <text:list text:style-name="L2">
              <text:list-item>
                <text:p text:style-name="P19"><text:span text:style-name="T15">Local ONLY, never done across production boundaries!</text:span></text:p>
              </text:list-item>
            </text:list>
            <text:list text:style-name="L2">
              <text:list-item>
                <text:p text:style-name="P19"><text:span text:style-name="T15">More opportunities, but only did a couple obvious cases.</text:span></text:p>
              </text:list-item>
            </text:list>
            <text:list text:style-name="L2">
              <text:list-item>
                <text:p text:style-name="P19"><text:span text:style-name="T19">Change not required</text:span><text:span text:style-name="T15">: Simply Reduces Lookahead overhead for test parser!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8">But the change clearly helps the readability of the BNF.</text:span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BNF Change 4: Superscript Lookahead Hints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478cm" svg:x="1.27cm" svg:y="0.611cm" presentation:class="title" presentation:user-transformed="true">
          <draw:text-box>
            <text:p text:style-name="P1"><text:span text:style-name="T21">EBNF Change 4: </text:span><text:span text:style-name="T22">Superscript Lookahead Hints?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2"><text:span text:style-name="T23">[28] StepExpr ::= </text:span><text:span text:style-name="T24"><text:a xlink:href="http://www.w3.org/TR/xpath20/">AxisStep</text:a></text:span><text:span text:style-name="T23"> | </text:span><text:span text:style-name="T24"><text:a xlink:href="http://www.w3.org/TR/xpath20/">FilterExpr</text:a></text:span><text:span text:style-name="T23"> </text:span><text:span text:style-name="T23"><text:line-break/></text:span><text:span text:style-name="T23">Becomes:</text:span><text:span text:style-name="T23"><text:line-break/></text:span><text:span text:style-name="T23">[28] StepExpr ::= </text:span><text:span text:style-name="T24"><text:a xlink:href="../../lang/xpath.html">FilterExpr</text:a></text:span><text:span text:style-name="T25">L3</text:span><text:span text:style-name="T23"> | </text:span><text:span text:style-name="T24"><text:a xlink:href="../../lang/xpath.html">AxisStep</text:a></text:span><text:span text:style-name="T24"><text:line-break/></text:span><text:span text:style-name="T24"/></text:p>
              </text:list-item>
            </text:list>
            <text:list text:style-name="L2">
              <text:list-item>
                <text:p text:style-name="P22"><text:span text:style-name="T23">Hints at likely lookahead points for parsers</text:span></text:p>
              </text:list-item>
            </text:list>
            <text:list text:style-name="L2">
              <text:list-item>
                <text:p text:style-name="P22"><text:span text:style-name="T23">Non-normative.</text:span></text:p>
              </text:list-item>
            </text:list>
            <text:list text:style-name="L2">
              <text:list-item>
                <text:p text:style-name="P22"><text:span text:style-name="T23">CC notation for already-documented ambiguities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>("/" </text:span><text:span text:style-name="T27"><text:a xlink:href="../../lang/xpath.html">RelativePathExpr</text:a></text:span><text:span text:style-name="T26">?</text:span><text:span text:style-name="T28">CC</text:span><text:span text:style-name="T26">) <text:s/>... <text:s text:c="2"/></text:span><text:span text:style-name="T29">/* </text:span><text:span text:style-name="T30"><text:a xlink:href="../../lang/xpath.html">xgs: leading-lone-slash</text:a></text:span><text:span text:style-name="T29"> */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31">Not required</text:span><text:span text:style-name="T23">: they’re only helpful hints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>Still depends on tokenization strategy: If tokenization strategy for Qname is to break it into three tokens: NCName “:” NCName, for instance, then lookahead for FunctionCall changes from L2 to L4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>Direct constructors don’t use lookahead, but some implementations might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>On balance, I tend to think we should not do this.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Summary</text:p>
          </draw:text-box>
        </draw:frame>
        <draw:frame presentation:style-name="pr9" draw:text-style-name="P29" draw:layer="layout" svg:width="22.86cm" svg:height="13.843cm" svg:x="1.27cm" svg:y="3.81cm" presentation:class="outline" presentation:user-transformed="true">
          <draw:text-box>
            <text:list text:style-name="L5">
              <text:list-item>
                <text:p text:style-name="P25"><text:span text:style-name="T23">NO changes to what is a legal XQuery sentence are being suggested!</text:span></text:p>
              </text:list-item>
            </text:list>
            <text:list text:style-name="L5">
              <text:list-item>
                <text:p text:style-name="P25"><text:span text:style-name="T23">No extra work for editors!</text:span></text:p>
              </text:list-item>
            </text:list>
            <text:list text:style-name="L5">
              <text:list-item>
                <text:p text:style-name="P25"><text:span text:style-name="T23">Pre CR-Options: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26">No change to xpath-grammar.xml sourc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7"><text:span text:style-name="T32">In which case, we have to determine how to proceed post-CR!</text:span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6"><text:span text:style-name="T26">New xpath-grammar.xml, but EBNF must not change in even trivial ways.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6"><text:span text:style-name="T26">New xpath-grammar.xml, remove angle brackets, but no other EBNF change. (1)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6"><text:span text:style-name="T26">New xpath-grammar.xml, remove angle brackets, allow trivial choice reordering and restructure (1, 2, 3)*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6"><text:span text:style-name="T26">New xpath-grammar.xml, remove angle brackets, allow trivial choice reordering and restructure, and lookahead hints </text:span><text:span text:style-name="T26"><text:line-break/></text:span><text:span text:style-name="T26">(1, 2, 3, 4)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6"><text:span text:style-name="T26">None of the above.</text:span><text:span text:style-name="T26"><text:line-break/></text:span><text:span text:style-name="T26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8"><text:span text:style-name="T26"/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4.394cm" svg:height="2.547cm" svg:x="3.598cm" svg:y="15.659cm">
          <text:p text:style-name="P30"><text:span text:style-name="T33">* Since xpath-grammar.xml has changed for the good, and new insights have been gained about so-called long tokens, I recommend option d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9"/>
          <draw:frame presentation:style-name="pr10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form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nformation</text:p>
          </draw:text-box>
        </draw:frame>
        <draw:frame presentation:style-name="pr5" draw:text-style-name="P2" draw:layer="layout" svg:width="24.765cm" svg:height="12.573cm" svg:x="0cm" svg:y="4.445cm" presentation:class="outline" presentation:user-transformed="true">
          <draw:text-box>
            <text:list text:style-name="L2">
              <text:list-item>
                <text:p text:style-name="P31"><text:span text:style-name="T5">Proposed xpath-grammar.xml: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34"><text:a xlink:href="http://www.w3.org/XML/Group/xsl-query-specs/grammar/parser/applets-llk/xpath-grammar.xml">http://www.w3.org/XML/Group/xsl-query-specs/grammar/parser/applets-llk/xpath-grammar.xml</text:a>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5">The doc with the changes are available for review at: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llkdocs/xquery.html">http://www.w3.org/XML/Group/xsl-query-specs/grammar/llkdocs/xquery.html#id-grammar</text:a>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llkdocs/xpath.html">http://www.w3.org/XML/Group/xsl-query-specs/grammar/llkdocs/xpath.html#id-grammar</text:a>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llkdocs/shared.html">http</text:a></text:span><text:span text:style-name="T34"><text:a xlink:href="http://www.w3.org/XML/Group/xsl-query-specs/grammar/llkdocs/shared.html">://www.w3.org/XML/Group/xsl-query-specs/grammar/llkdocs/shared.html</text:a>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llkdocs/shared-semantics.html">http</text:a></text:span><text:span text:style-name="T34"><text:a xlink:href="http://www.w3.org/XML/Group/xsl-query-specs/grammar/llkdocs/shared-semantics.html">://www.w3.org/XML/Group/xsl-query-specs/grammar/llkdocs/shared-semantics.html</text:a>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5">Somewhat problematic diff version for XQuery: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llkdocs/LLKCompare.htm">http://www.w3.org/XML/Group/xsl-query-specs/grammar/llkdocs/LLKCompare.htm</text:a>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5">Grammar Applets: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parser/applets-llk/xqueryApplet.html">http://www.w3.org/XML/Group/xsl-query-specs/grammar/parser/applets-llk/xqueryApplet.html</text:a>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parser/applets-llk/xpathApplet.html">http://www.w3.org/XML/Group/xsl-query-specs/grammar/parser/applets-llk/xpathApplet.html</text:a>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parser/applets-llk/xquery-fulltextApplet.html">http://www.w3.org/XML/Group/xsl-query-specs/grammar/parser/applets-llk/xquery-fulltextApplet.html</text:a>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parser/applets-llk/xquery-updateApplet.html">http://www.w3.org/XML/Group/xsl-query-specs/grammar/parser/applets-llk/xquery-updateApplet.html</text:a>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3"><text:span text:style-name="T34"><text:a xlink:href="http://www.w3.org/XML/Group/xsl-query-specs/grammar/parser/applets-llk/xquery-coreApplet.html">http</text:a></text:span><text:span text:style-name="T34"><text:a xlink:href="http://www.w3.org/XML/Group/xsl-query-specs/grammar/parser/applets-llk/xquery-coreApplet.html">://www.w3.org/XML/Group/xsl-query-specs/grammar/parser/applets-llk/xquery-coreApplet.htm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1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ckup Slid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35">Backup Slides</text:span></text:p>
          </draw:text-box>
        </draw:frame>
        <draw:frame presentation:style-name="pr12" draw:text-style-name="P12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ckground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Background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4"><text:span text:style-name="T12">Grammar specified in XML source produces both test parser and EBNF.</text:span></text:p>
              </text:list-item>
            </text:list>
            <text:list text:style-name="L2">
              <text:list-item>
                <text:p text:style-name="P34"><text:span text:style-name="T12">Test parser is used to verify and experiment with the grammar.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15">And used by testing taskforc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15">And provide starting code for casual implementers.</text:span></text:p>
                  </text:list-item>
                </text:list>
              </text:list-item>
            </text:list>
            <text:list text:style-name="L2">
              <text:list-item>
                <text:p text:style-name="P34"><text:span text:style-name="T12">Bug: Use of long tokens prevents (: comment :) <text:s/>in the white space of those tokens.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15">Regular Expressions can’t match nested comments!</text:span></text:p>
                  </text:list-item>
                </text:list>
              </text:list-item>
            </text:list>
            <text:list text:style-name="L2">
              <text:list-item>
                <text:p text:style-name="P34"><text:span text:style-name="T12">Grammar still being developed for Update, Fulltext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dvantages of new xpath-grammar.xml" draw:style-name="dp1" draw:master-page-name="Default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11">Advantages of new xpath-grammar.xml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Only DEFAULT lexical state, except for XQuery Direct Constructors!</text:span></text:p>
              </text:list-item>
            </text:list>
            <text:list text:style-name="L2">
              <text:list-item>
                <text:p text:style-name="P5"><text:span text:style-name="T2">Trivial strings do not need to be named.</text:span></text:p>
              </text:list-item>
            </text:list>
            <text:list text:style-name="L2">
              <text:list-item>
                <text:p text:style-name="P3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5"/>
      <draw:page-thumbnail draw:layer="backgroundobjects" svg:width="6.095cm" svg:height="4.571cm" svg:x="2.19cm" svg:y="17.272cm" draw:page-number="6"/>
      <draw:page-thumbnail draw:layer="backgroundobjects" svg:width="6.095cm" svg:height="4.571cm" svg:x="10.762cm" svg:y="17.272cm" draw:page-number="7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19.05cm" svg:height="25.4cm" svg:x="0cm" svg:y="0cm">
          <text:p/>
        </draw:rect>
        <draw:frame presentation:style-name="pr4" draw:text-style-name="P4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8" draw:layer="backgroundobjects" svg:width="8.255cm" svg:height="1.271cm" svg:x="10.7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4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8" draw:layer="backgroundobjects" svg:width="8.255cm" svg:height="1.271cm" svg:x="10.79cm" svg:y="24.125cm" presentation:class="page-number">
          <draw:text-box>
            <text:p text:style-name="P7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dc:title>EBNF Change Proposal</dc:title>
    <meta:initial-creator>scott_boag</meta:initial-creator>
    <meta:creation-date>2005-10-13T12:08:22</meta:creation-date>
    <dc:creator>Scott Boag</dc:creator>
    <dc:date>2005-10-18T03:24:11</dc:date>
    <meta:print-date>2005-10-18T02:45:13</meta:print-date>
    <dc:language>en-US</dc:language>
    <meta:editing-cycles>63</meta:editing-cycles>
    <meta:editing-duration>PT6H10M55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